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58.51mm"/>
    </style:style>
    <style:style style:name="co5" style:family="table-column">
      <style:table-column-properties fo:break-before="auto" style:column-width="178.54mm"/>
    </style:style>
    <style:style style:name="co6" style:family="table-column">
      <style:table-column-properties fo:break-before="auto" style:column-width="130.79mm"/>
    </style:style>
    <style:style style:name="co7" style:family="table-column">
      <style:table-column-properties fo:break-before="auto" style:column-width="49.64mm"/>
    </style:style>
    <style:style style:name="co8" style:family="table-column">
      <style:table-column-properties fo:break-before="auto" style:column-width="201.38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231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umber_overall</text:p>
          </table:table-cell>
          <table:table-cell office:value-type="string" calcext:value-type="string">
            <text:p>number_in_seas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ssential_watching</text:p>
          </table:table-cell>
          <table:table-cell office:value-type="string" calcext:value-type="string">
            <text:p>quality_wbm</text:p>
          </table:table-cell>
          <table:table-cell office:value-type="string" calcext:value-type="string">
            <text:p>favourite_wbm</text:p>
          </table:table-cell>
          <table:table-cell office:value-type="string" calcext:value-type="string">
            <text:p>comments_wbm</text:p>
          </table:table-cell>
          <table:table-cell table:style-name="Default" office:value-type="string" calcext:value-type="string">
            <text:p>broadcast_date</text:p>
          </table:table-cell>
          <table:table-cell office:value-type="string" calcext:value-type="string">
            <text:p>stardate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writer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counter at Farpoi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unter at Farpoi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09-28</text:p>
          </table:table-cell>
          <table:table-cell office:value-type="float" office:value="41153.7" calcext:value-type="float">
            <text:p>41153.7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D. C. Fontana and Gene Roddenberr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aked Now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t seems the actors are having fun at least</text:p>
          </table:table-cell>
          <table:table-cell office:value-type="string" calcext:value-type="string">
            <text:p>1987-10-05</text:p>
          </table:table-cell>
          <table:table-cell office:value-type="float" office:value="41209.2" calcext:value-type="float">
            <text:p>41209.2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Story by: John D. F. Black and D. C. Fontana[a] Teleplay by: D. C. Fontana[a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 of Hon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very dated, bit problematic, a poor remake of TOS “Amok Time” (which is better)</text:p>
          </table:table-cell>
          <table:table-cell office:value-type="string" calcext:value-type="string">
            <text:p>1987-10-12</text:p>
          </table:table-cell>
          <table:table-cell office:value-type="float" office:value="41235.25" calcext:value-type="float">
            <text:p>41235.25</text:p>
          </table:table-cell>
          <table:table-cell office:value-type="string" calcext:value-type="string">
            <text:p>Russ Mayberry</text:p>
          </table:table-cell>
          <table:table-cell office:value-type="string" calcext:value-type="string">
            <text:p>Katharyn Powers and Michael Baro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Last Outpost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0-19</text:p>
          </table:table-cell>
          <table:table-cell office:value-type="float" office:value="41386.4" calcext:value-type="float">
            <text:p>41386.4</text:p>
          </table:table-cell>
          <table:table-cell office:value-type="string" calcext:value-type="string">
            <text:p>Richard Colla</text:p>
          </table:table-cell>
          <table:table-cell office:value-type="string" calcext:value-type="string">
            <text:p>Story by: Richard Krzmeien Teleplay by: Herbert Wright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 No One Has Gone Befor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0-26</text:p>
          </table:table-cell>
          <table:table-cell office:value-type="float" office:value="41263.1" calcext:value-type="float">
            <text:p>4126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Diane Duane and Michael Reaves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ely Among U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02</text:p>
          </table:table-cell>
          <table:table-cell office:value-type="float" office:value="41249.3" calcext:value-type="float">
            <text:p>41249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ichael Halperin Teleplay by: D. C. Fontana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not terrible, also has some good TNG campness, perhaps is a reference to TOS “A Taste of Armageddon” (which is better)</text:p>
          </table:table-cell>
          <table:table-cell office:value-type="string" calcext:value-type="string">
            <text:p>1987-11-09</text:p>
          </table:table-cell>
          <table:table-cell office:value-type="float" office:value="41255.6" calcext:value-type="float">
            <text:p>41255.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John D. F. Black[b] and Worley Thorne Teleplay by: Worley Thorne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a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7-11-16</text:p>
          </table:table-cell>
          <table:table-cell office:value-type="float" office:value="41723.9" calcext:value-type="float">
            <text:p>41723.9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Larry Forrester Teleplay by: Herbert Wrigh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de an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wful</text:p>
          </table:table-cell>
          <table:table-cell table:number-columns-repeated="2"/>
          <table:table-cell office:value-type="string" calcext:value-type="string">
            <text:p>1987-11-23</text:p>
          </table:table-cell>
          <table:table-cell office:value-type="float" office:value="41590.5" calcext:value-type="float">
            <text:p>41590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urice Hurley[c] Teleplay by: Maurice Hurley[c] and Gene Roddenberry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e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7-11-30</text:p>
          </table:table-cell>
          <table:table-cell office:value-type="float" office:value="41294.5" calcext:value-type="float">
            <text:p>41294.5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Story by: Tracy Tormé and Lan O'Kun Teleplay by: Tracy Tormé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ig Goodby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ugh</text:p>
          </table:table-cell>
          <table:table-cell office:value-type="string" calcext:value-type="string">
            <text:p>1988-01-11</text:p>
          </table:table-cell>
          <table:table-cell office:value-type="float" office:value="41997.7" calcext:value-type="float">
            <text:p>41997.7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Tracy Tormé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l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1-18</text:p>
          </table:table-cell>
          <table:table-cell office:value-type="float" office:value="41242.4" calcext:value-type="float">
            <text:p>41242.4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Robert Lewin and Maurice Hurley Teleplay by: Robert Lewin and Gene Roddenberry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el One</text:p>
          </table:table-cell>
          <table:table-cell table:number-columns-repeated="4"/>
          <table:table-cell office:value-type="string" calcext:value-type="string">
            <text:p>1988-01-25</text:p>
          </table:table-cell>
          <table:table-cell office:value-type="float" office:value="41636.9" calcext:value-type="float">
            <text:p>41636.9</text:p>
          </table:table-cell>
          <table:table-cell office:value-type="string" calcext:value-type="string">
            <text:p>Michael Rhoades</text:p>
          </table:table-cell>
          <table:table-cell office:value-type="string" calcext:value-type="string">
            <text:p>Patrick Barry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ly toughes on agender</text:p>
          </table:table-cell>
          <table:table-cell office:value-type="string" calcext:value-type="string">
            <text:p>1988-02-01</text:p>
          </table:table-cell>
          <table:table-cell office:value-type="float" office:value="41365.9" calcext:value-type="float">
            <text:p>41365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Maurice Hurley and Robert Lewin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 Short a Sea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88-02-08</text:p>
          </table:table-cell>
          <table:table-cell office:value-type="float" office:value="41309.5" calcext:value-type="float">
            <text:p>41309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ichael Michaelian Teleplay by: Michael Michaelian and D. C. Fontana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e Bough Breaks</text:p>
          </table:table-cell>
          <table:table-cell table:number-columns-repeated="4"/>
          <table:table-cell office:value-type="string" calcext:value-type="string">
            <text:p>1988-02-15</text:p>
          </table:table-cell>
          <table:table-cell office:value-type="float" office:value="41509.1" calcext:value-type="float">
            <text:p>41509.1</text:p>
          </table:table-cell>
          <table:table-cell office:value-type="string" calcext:value-type="string">
            <text:p>Kim Manners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 So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asically a remake of the TOS episode The Devil in the Dark, which is better</text:p>
          </table:table-cell>
          <table:table-cell office:value-type="string" calcext:value-type="string">
            <text:p>1988-02-22</text:p>
          </table:table-cell>
          <table:table-cell office:value-type="float" office:value="41463.9" calcext:value-type="float">
            <text:p>41463.9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rl Geurs &amp; Ralph Sanchez and Robert Sabaroff Teleplay by: Robert Sabaroff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ing of Age</text:p>
          </table:table-cell>
          <table:table-cell table:number-columns-repeated="4"/>
          <table:table-cell office:value-type="string" calcext:value-type="string">
            <text:p>1988-03-14</text:p>
          </table:table-cell>
          <table:table-cell office:value-type="float" office:value="41416.2" calcext:value-type="float">
            <text:p>41416.2</text:p>
          </table:table-cell>
          <table:table-cell office:value-type="string" calcext:value-type="string">
            <text:p>Mike Vejar</text:p>
          </table:table-cell>
          <table:table-cell office:value-type="string" calcext:value-type="string">
            <text:p>Sandy Fries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rt of Gl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3-21</text:p>
          </table:table-cell>
          <table:table-cell office:value-type="float" office:value="41503.7" calcext:value-type="float">
            <text:p>41503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and Herbert Wright &amp; D. C. Fontana Teleplay by: Maurice Hurley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Arsenal of Freedom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8-04-11</text:p>
          </table:table-cell>
          <table:table-cell office:value-type="float" office:value="41798.2" calcext:value-type="float">
            <text:p>41798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Maurice Hurley and Robert Lewin Teleplay by: Richard Manning and Hans Beimler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io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Prime Directive well enough, bit fusty in places</text:p>
          </table:table-cell>
          <table:table-cell office:value-type="string" calcext:value-type="string">
            <text:p>1988-04-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in Phelps</text:p>
          </table:table-cell>
          <table:table-cell office:value-type="string" calcext:value-type="string">
            <text:p>Story by: Robert Lewin Teleplay by: Robert Lewin &amp; Richard Manning and Hans Beimler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n of Ev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88-04-25</text:p>
          </table:table-cell>
          <table:table-cell office:value-type="float" office:value="41601.3" calcext:value-type="float">
            <text:p>41601.3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Joseph Stefano Teleplay by: Joseph Stefano and Hannah Louise Shearer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'll Always Have Par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05-02</text:p>
          </table:table-cell>
          <table:table-cell office:value-type="float" office:value="41697.9" calcext:value-type="float">
            <text:p>41697.9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Deborah Dean Davis and Hannah Louise Shearer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pira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8-05-09</text:p>
          </table:table-cell>
          <table:table-cell office:value-type="float" office:value="41775.5" calcext:value-type="float">
            <text:p>41775.5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bert Sabaroff Teleplay by: Tracy Tormé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utral 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8-05-16</text:p>
          </table:table-cell>
          <table:table-cell office:value-type="float" office:value="41986" calcext:value-type="float">
            <text:p>41986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Story by: Deborah McIntyre &amp; Mona Clee Teleplay by: Maurice Hurle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Chil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suppose some character development, reasonable story – but overall meh</text:p>
          </table:table-cell>
          <table:table-cell office:value-type="string" calcext:value-type="string">
            <text:p>1988-11-21</text:p>
          </table:table-cell>
          <table:table-cell office:value-type="float" office:value="42073.1" calcext:value-type="float">
            <text:p>42073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Jaron Summers &amp; Jon Povill and Maurice Hurle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re Silence Has Le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8-11-28</text:p>
          </table:table-cell>
          <table:table-cell office:value-type="float" office:value="42193.6" calcext:value-type="float">
            <text:p>4219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Jack B. Soward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mentary, Dear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8-12-05</text:p>
          </table:table-cell>
          <table:table-cell office:value-type="float" office:value="42286.3" calcext:value-type="float">
            <text:p>42286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Brian Alan La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utrageous Oko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soap opera shite</text:p>
          </table:table-cell>
          <table:table-cell office:value-type="string" calcext:value-type="string">
            <text:p>1988-12-12</text:p>
          </table:table-cell>
          <table:table-cell office:value-type="float" office:value="42402.7" calcext:value-type="float">
            <text:p>42402.7</text:p>
          </table:table-cell>
          <table:table-cell office:value-type="string" calcext:value-type="string">
            <text:p>Robert Becker</text:p>
          </table:table-cell>
          <table:table-cell office:value-type="string" calcext:value-type="string">
            <text:p>Story by: Les Menchen &amp; Lance Dickson &amp; David Landsberg Teleplay by: Burton Armu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d as a Whisper</text:p>
          </table:table-cell>
          <table:table-cell table:number-columns-repeated="4"/>
          <table:table-cell office:value-type="string" calcext:value-type="string">
            <text:p>1989-01-09</text:p>
          </table:table-cell>
          <table:table-cell office:value-type="float" office:value="42477.2" calcext:value-type="float">
            <text:p>42477.2</text:p>
          </table:table-cell>
          <table:table-cell office:value-type="string" calcext:value-type="string">
            <text:p>Larry Shaw</text:p>
          </table:table-cell>
          <table:table-cell office:value-type="string" calcext:value-type="string">
            <text:p>Jacqueline Zambra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Schizoid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1-23</text:p>
          </table:table-cell>
          <table:table-cell office:value-type="float" office:value="42437.5" calcext:value-type="float">
            <text:p>42437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hard Manning &amp; Hans Beimler Teleplay by: Tracy Tormé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natural Selectio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1-30</text:p>
          </table:table-cell>
          <table:table-cell office:value-type="float" office:value="42494.8" calcext:value-type="float">
            <text:p>42494.8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John Mason and Mike Gra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Matter of Hon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2-06</text:p>
          </table:table-cell>
          <table:table-cell office:value-type="float" office:value="42506.5" calcext:value-type="float">
            <text:p>42506.5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Wanda M. Haight &amp; Gregory Amos and Burton Armus Teleplay by: Burton Arm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easure of a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ndamental rights of artificial life</text:p>
          </table:table-cell>
          <table:table-cell office:value-type="string" calcext:value-type="string">
            <text:p>1989-02-13</text:p>
          </table:table-cell>
          <table:table-cell office:value-type="float" office:value="42523.7" calcext:value-type="float">
            <text:p>42523.7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Dauph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fun/goofy, mild commentary on trans rights?</text:p>
          </table:table-cell>
          <table:table-cell office:value-type="string" calcext:value-type="string">
            <text:p>1989-02-20</text:p>
          </table:table-cell>
          <table:table-cell office:value-type="float" office:value="42568.8" calcext:value-type="float">
            <text:p>42568.8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cott Rubenstein &amp; Leonard Mlodin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decent sci-fi</text:p>
          </table:table-cell>
          <table:table-cell office:value-type="string" calcext:value-type="string">
            <text:p>1989-03-20</text:p>
          </table:table-cell>
          <table:table-cell office:value-type="float" office:value="42609.1" calcext:value-type="float">
            <text:p>42609.1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eve Gerber &amp; Beth Wood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Roy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3-27</text:p>
          </table:table-cell>
          <table:table-cell office:value-type="float" office:value="42625.4" calcext:value-type="float">
            <text:p>42625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Tracy Tormé[a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Squa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89-04-03</text:p>
          </table:table-cell>
          <table:table-cell office:value-type="float" office:value="42679.2" calcext:value-type="float">
            <text:p>42679.2</text:p>
          </table:table-cell>
          <table:table-cell office:value-type="string" calcext:value-type="string">
            <text:p>Joseph L. Scanlan</text:p>
          </table:table-cell>
          <table:table-cell office:value-type="string" calcext:value-type="string">
            <text:p>Story by: Kurt Michael Bensmiller Teleplay by: Maurice Hurle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Icarus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4-24</text:p>
          </table:table-cell>
          <table:table-cell office:value-type="float" office:value="42686.4" calcext:value-type="float">
            <text:p>42686.4</text:p>
          </table:table-cell>
          <table:table-cell office:value-type="string" calcext:value-type="string">
            <text:p>Robert Iscove</text:p>
          </table:table-cell>
          <table:table-cell office:value-type="string" calcext:value-type="string">
            <text:p>Story by: David Assael Teleplay by: David Assael and Robert McCulloug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 P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89-05-01</text:p>
          </table:table-cell>
          <table:table-cell office:value-type="float" office:value="42695.3" calcext:value-type="float">
            <text:p>42695.3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Hannah Louise Shearer Teleplay by: Melinda M. Snodgras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 Wh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for story</text:p>
          </table:table-cell>
          <table:table-cell office:value-type="string" calcext:value-type="string">
            <text:p>1989-05-08</text:p>
          </table:table-cell>
          <table:table-cell office:value-type="float" office:value="42761.3" calcext:value-type="float">
            <text:p>42761.3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Maurice Hurle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aritan Sn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5-15</text:p>
          </table:table-cell>
          <table:table-cell office:value-type="float" office:value="42779.1" calcext:value-type="float">
            <text:p>4277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bert McCulloug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 the Long Lad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o bad it’s good?</text:p>
          </table:table-cell>
          <table:table-cell/>
          <table:table-cell office:value-type="string" calcext:value-type="string">
            <text:p>borderline racist?</text:p>
          </table:table-cell>
          <table:table-cell office:value-type="string" calcext:value-type="string">
            <text:p>1989-05-22</text:p>
          </table:table-cell>
          <table:table-cell office:value-type="float" office:value="42823.2" calcext:value-type="float">
            <text:p>42823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hunt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89-06-19</text:p>
          </table:table-cell>
          <table:table-cell office:value-type="float" office:value="42859.2" calcext:value-type="float">
            <text:p>42859.2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Tracy Tormé[b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Emissar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06-26</text:p>
          </table:table-cell>
          <table:table-cell office:value-type="float" office:value="42901.3" calcext:value-type="float">
            <text:p>4290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hard Manning &amp; Hans Beimler and Thomas H. Calder Teleplay by: Richard Manning &amp; Hans Beiml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ak Perform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7-10</text:p>
          </table:table-cell>
          <table:table-cell office:value-type="float" office:value="42923.4" calcext:value-type="float">
            <text:p>42923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avid Kemp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es of Gr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clip show</text:p>
          </table:table-cell>
          <table:table-cell office:value-type="string" calcext:value-type="string">
            <text:p>1989-07-17</text:p>
          </table:table-cell>
          <table:table-cell office:value-type="float" office:value="42976.1" calcext:value-type="float">
            <text:p>42976.1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Story by: Maurice Hurley Teleplay by: Maurice Hurley and Richard Manning &amp; Hans Beiml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09-25</text:p>
          </table:table-cell>
          <table:table-cell office:value-type="float" office:value="43125.8" calcext:value-type="float">
            <text:p>43125.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Michael Piller &amp; Michael Wagner Teleplay by: Michael Pill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signs of Comm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ust decent TNG</text:p>
          </table:table-cell>
          <table:table-cell office:value-type="string" calcext:value-type="string">
            <text:p>1989-10-02</text:p>
          </table:table-cell>
          <table:table-cell office:value-type="float" office:value="43133.3" calcext:value-type="float">
            <text:p>43133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e Survivors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89-10-09</text:p>
          </table:table-cell>
          <table:table-cell office:value-type="float" office:value="43152.4" calcext:value-type="float">
            <text:p>43152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Michael Wag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o Watches the Watc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16</text:p>
          </table:table-cell>
          <table:table-cell office:value-type="float" office:value="43173.5" calcext:value-type="float">
            <text:p>43173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onding</text:p>
          </table:table-cell>
          <table:table-cell table:number-columns-repeated="4"/>
          <table:table-cell office:value-type="string" calcext:value-type="string">
            <text:p>1989-10-23</text:p>
          </table:table-cell>
          <table:table-cell office:value-type="float" office:value="43198.7" calcext:value-type="float">
            <text:p>43198.7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by Tr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89-10-30</text:p>
          </table:table-cell>
          <table:table-cell office:value-type="float" office:value="43205.6" calcext:value-type="float">
            <text:p>43205.6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Michael Wagner &amp; Ron Roman Teleplay by: Ron Roman and Michael Piller &amp; Richard Danu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Enemy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a bit too many tropes – tl;dr it’s the film “Enemy Mine”</text:p>
          </table:table-cell>
          <table:table-cell office:value-type="string" calcext:value-type="string">
            <text:p>1989-11-06</text:p>
          </table:table-cell>
          <table:table-cell office:value-type="float" office:value="43349.2" calcext:value-type="float">
            <text:p>43349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David Kemper &amp; Michael Pill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Price</text:p>
          </table:table-cell>
          <table:table-cell/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1989-11-13</text:p>
          </table:table-cell>
          <table:table-cell office:value-type="float" office:value="43385.6" calcext:value-type="float">
            <text:p>43385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Hannah Louise Shear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Vengeance Facto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89-11-20</text:p>
          </table:table-cell>
          <table:table-cell office:value-type="float" office:value="43421.9" calcext:value-type="float">
            <text:p>43421.9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am Rolf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Def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1-01</text:p>
          </table:table-cell>
          <table:table-cell office:value-type="float" office:value="43462.5" calcext:value-type="float">
            <text:p>43462.5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un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illustrates some Federation ideals</text:p>
          </table:table-cell>
          <table:table-cell office:value-type="string" calcext:value-type="string">
            <text:p>1990-01-08</text:p>
          </table:table-cell>
          <table:table-cell office:value-type="float" office:value="43489.2" calcext:value-type="float">
            <text:p>4348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bin Bernhei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High Ground</text:p>
          </table:table-cell>
          <table:table-cell table:number-columns-repeated="4"/>
          <table:table-cell office:value-type="string" calcext:value-type="string">
            <text:p>1990-01-29</text:p>
          </table:table-cell>
          <table:table-cell office:value-type="float" office:value="43510.7" calcext:value-type="float">
            <text:p>43510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Melinda M. Snodgras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jà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2-05</text:p>
          </table:table-cell>
          <table:table-cell office:value-type="float" office:value="43539.1" calcext:value-type="float">
            <text:p>4353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ichard Danu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Matter of Perspecti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2-12</text:p>
          </table:table-cell>
          <table:table-cell office:value-type="float" office:value="43610.4" calcext:value-type="float">
            <text:p>43610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Ed Zuckerm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terday's Enterpr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2-19</text:p>
          </table:table-cell>
          <table:table-cell office:value-type="float" office:value="43625.2" calcext:value-type="float">
            <text:p>43625.2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From a story by: Trent Christopher Ganino &amp; Eric A. Stillwell Teleplay by: Ira Steven Behr, <text:s/>Richard Manning, <text:s/>Hans Beimler and Ronald D. Moo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0-03-12</text:p>
          </table:table-cell>
          <table:table-cell office:value-type="float" office:value="43657" calcext:value-type="float">
            <text:p>43657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s of the Fa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3-19</text:p>
          </table:table-cell>
          <table:table-cell office:value-type="float" office:value="43685.2" calcext:value-type="float">
            <text:p>43685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Drew Deighan Teleplay by: Ronald D. Moore &amp; W. Reed Mor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gi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03-26</text:p>
          </table:table-cell>
          <table:table-cell office:value-type="float" office:value="43714.1" calcext:value-type="float">
            <text:p>43714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ichard Manning &amp; Hans Beiml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ain's Holida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ldly funny</text:p>
          </table:table-cell>
          <table:table-cell office:value-type="string" calcext:value-type="string">
            <text:p>1990-04-02</text:p>
          </table:table-cell>
          <table:table-cell office:value-type="float" office:value="43745.2" calcext:value-type="float">
            <text:p>43745.2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Ira Steven Beh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n 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0-04-23</text:p>
          </table:table-cell>
          <table:table-cell office:value-type="float" office:value="43779.3" calcext:value-type="float">
            <text:p>43779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Dennis Bailey[a] &amp; David Bischof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low Pursui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episode on social anxiety and mental health</text:p>
          </table:table-cell>
          <table:table-cell office:value-type="string" calcext:value-type="string">
            <text:p>1990-04-30</text:p>
          </table:table-cell>
          <table:table-cell office:value-type="float" office:value="43807.4" calcext:value-type="float">
            <text:p>43807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ally Cav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Most Toy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1990-05-07</text:p>
          </table:table-cell>
          <table:table-cell office:value-type="float" office:value="43872.2" calcext:value-type="float">
            <text:p>43872.2</text:p>
          </table:table-cell>
          <table:table-cell office:value-type="string" calcext:value-type="string">
            <text:p>Timothy Bond</text:p>
          </table:table-cell>
          <table:table-cell office:value-type="string" calcext:value-type="string">
            <text:p>Shari Goodhart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05-14</text:p>
          </table:table-cell>
          <table:table-cell office:value-type="float" office:value="43917.4" calcext:value-type="float">
            <text:p>43917.4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om an unpublished story by: Marc Cushman &amp; Jake Jacobs Television Story and Teleplay by: Peter S. Beag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nage à Tro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decent familial character development</text:p>
          </table:table-cell>
          <table:table-cell office:value-type="string" calcext:value-type="string">
            <text:p>1990-05-28</text:p>
          </table:table-cell>
          <table:table-cell office:value-type="float" office:value="43930.7" calcext:value-type="float">
            <text:p>43930.7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Fred Bronson &amp; Susan Sacke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nsfiguration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06-04</text:p>
          </table:table-cell>
          <table:table-cell office:value-type="float" office:value="43957.2" calcext:value-type="float">
            <text:p>43957.2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 Best of Both Worlds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0-06-18</text:p>
          </table:table-cell>
          <table:table-cell office:value-type="float" office:value="43989.1" calcext:value-type="float">
            <text:p>43989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Best of Both Worlds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09-24</text:p>
          </table:table-cell>
          <table:table-cell office:value-type="float" office:value="44001.4" calcext:value-type="float">
            <text:p>44001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ichael Pill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</text:p>
          </table:table-cell>
          <table:table-cell office:value-type="string" calcext:value-type="string">
            <text:p>1990-10-01</text:p>
          </table:table-cell>
          <table:table-cell office:value-type="float" office:value="44012.3" calcext:value-type="float">
            <text:p>44012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y episode on the Borg, and on the “rape” of Picard, unusual, good presentation of PTSD</text:p>
          </table:table-cell>
          <table:table-cell office:value-type="string" calcext:value-type="string">
            <text:p>1990-10-08</text:p>
          </table:table-cell>
          <table:table-cell office:value-type="float" office:value="44085.7" calcext:value-type="float">
            <text:p>44085.7</text:p>
          </table:table-cell>
          <table:table-cell office:value-type="string" calcext:value-type="string">
            <text:p>Rob Bowman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ddenly Huma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0-15</text:p>
          </table:table-cell>
          <table:table-cell office:value-type="float" office:value="44143.7" calcext:value-type="float">
            <text:p>44143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alph Phillips Teleplay by: John Whelpley &amp; Jeri Taylo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ember 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spoiler?] allegory for Alzheimer’s</text:p>
          </table:table-cell>
          <table:table-cell office:value-type="string" calcext:value-type="string">
            <text:p>1990-10-22</text:p>
          </table:table-cell>
          <table:table-cell office:value-type="float" office:value="44161.2" calcext:value-type="float">
            <text:p>44161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Lee Sheld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0-10-29</text:p>
          </table:table-cell>
          <table:table-cell office:value-type="float" office:value="44215.2" calcext:value-type="float">
            <text:p>44215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05</text:p>
          </table:table-cell>
          <table:table-cell office:value-type="float" office:value="44246.3" calcext:value-type="float">
            <text:p>44246.3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Drew Deighan &amp; Thomas Perry and Jo Perry Teleplay by: Thomas Perry &amp; Jo Perry &amp; Ronald D. Moore and Brannon Brag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ture Im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2</text:p>
          </table:table-cell>
          <table:table-cell office:value-type="float" office:value="44286.5" calcext:value-type="float">
            <text:p>44286.5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J. Larry Carroll &amp; David Bennett Carr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l Mi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0-11-19</text:p>
          </table:table-cell>
          <table:table-cell office:value-type="float" office:value="44307.3" calcext:value-type="float">
            <text:p>44307.3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Kacey Arnold-Ince Teleplay by: Kacey Arnold-Ince and Jeri Taylo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0-12-31</text:p>
          </table:table-cell>
          <table:table-cell office:value-type="float" office:value="44356.9" calcext:value-type="float">
            <text:p>44356.9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Hilary J. Bader Teleplay by: Hilary J. Bader &amp; Alan J. Adler and Vanessa Gree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's D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1-07</text:p>
          </table:table-cell>
          <table:table-cell office:value-type="float" office:value="44390.1" calcext:value-type="float">
            <text:p>44390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Harold Apter Teleplay by: Harold Apter and Ronald D. Moor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Wounded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1-28</text:p>
          </table:table-cell>
          <table:table-cell office:value-type="float" office:value="44429.6" calcext:value-type="float">
            <text:p>44429.6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tuart Charno &amp; Sara Charno and Cy Chermak Teleplay by: Jeri Taylo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il's Du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camp as fuck</text:p>
          </table:table-cell>
          <table:table-cell office:value-type="string" calcext:value-type="string">
            <text:p>1991-02-04</text:p>
          </table:table-cell>
          <table:table-cell office:value-type="float" office:value="44474.5" calcext:value-type="float">
            <text:p>44474.5</text:p>
          </table:table-cell>
          <table:table-cell office:value-type="string" calcext:value-type="string">
            <text:p>Tom Benko</text:p>
          </table:table-cell>
          <table:table-cell office:value-type="string" calcext:value-type="string">
            <text:p>Story by: Philip LaZebnik and William Douglas Lansford Teleplay by: Philip LaZebni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02-11</text:p>
          </table:table-cell>
          <table:table-cell office:value-type="float" office:value="44502.7" calcext:value-type="float">
            <text:p>44502.7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Bruce D. Arthurs Teleplay by: Bruce D. Arthurs and Joe Menosk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2-18</text:p>
          </table:table-cell>
          <table:table-cell office:value-type="float" office:value="44575.2" calcext:value-type="float">
            <text:p>44575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Marc Scott Zicree Teleplay by: Dennis Bailey[a] &amp; David Bischoff and Joe Menosky &amp; Ronald D. Moore and Michael Pill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laxy's Ch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11</text:p>
          </table:table-cell>
          <table:table-cell office:value-type="float" office:value="44614.6" calcext:value-type="float">
            <text:p>44614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homas Kartozian Teleplay by: Maurice Hurle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ght T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03-18</text:p>
          </table:table-cell>
          <table:table-cell office:value-type="float" office:value="44631.2" calcext:value-type="float">
            <text:p>44631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Shari Goodhartz Teleplay by: Pamela Douglas and Jeri Taylo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entity Cris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3-25</text:p>
          </table:table-cell>
          <table:table-cell office:value-type="float" office:value="44664.5" calcext:value-type="float">
            <text:p>44664.5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Timothy DeHaas Teleplay by: Brannon Brag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Nth Degr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04-01</text:p>
          </table:table-cell>
          <table:table-cell office:value-type="float" office:value="44704.2" calcext:value-type="float">
            <text:p>44704.2</text:p>
          </table:table-cell>
          <table:table-cell office:value-type="string" calcext:value-type="string">
            <text:p>Robert Legato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p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Q, Picard love life, goofy, the cast having a bit of fun</text:p>
          </table:table-cell>
          <table:table-cell office:value-type="string" calcext:value-type="string">
            <text:p>1991-04-22</text:p>
          </table:table-cell>
          <table:table-cell office:value-type="float" office:value="44741.9" calcext:value-type="float">
            <text:p>44741.9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andee Russell and Ira Steven Behr Teleplay by: Ira Steven Beh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Drumh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e as a cost-cutting exercise, pretty well-written, comments on totalitarianism and the “nothing to hide, nothing to fear” fallicy</text:p>
          </table:table-cell>
          <table:table-cell office:value-type="string" calcext:value-type="string">
            <text:p>1991-04-29</text:p>
          </table:table-cell>
          <table:table-cell office:value-type="float" office:value="44769.2" calcext:value-type="float">
            <text:p>44769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f a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ughtful, comments on ageism, neoliberalism, euthanasia, love [spoilers: Logan’s Run]</text:p>
          </table:table-cell>
          <table:table-cell office:value-type="string" calcext:value-type="string">
            <text:p>1991-05-06</text:p>
          </table:table-cell>
          <table:table-cell office:value-type="float" office:value="44805.3" calcext:value-type="float">
            <text:p>44805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Ted Roberts and Peter Allan Fields Teleplay by: Peter Allan Field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trans issues</text:p>
          </table:table-cell>
          <table:table-cell office:value-type="string" calcext:value-type="string">
            <text:p>1991-05-13</text:p>
          </table:table-cell>
          <table:table-cell office:value-type="float" office:value="44821.3" calcext:value-type="float">
            <text:p>44821.3</text:p>
          </table:table-cell>
          <table:table-cell office:value-type="string" calcext:value-type="string">
            <text:p>Marvin V. Rush</text:p>
          </table:table-cell>
          <table:table-cell office:value-type="string" calcext:value-type="string">
            <text:p>Michel Horva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ind's Ey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mystery, [spoilers: Manchurian Candidate]</text:p>
          </table:table-cell>
          <table:table-cell office:value-type="string" calcext:value-type="string">
            <text:p>1991-05-27</text:p>
          </table:table-cell>
          <table:table-cell office:value-type="float" office:value="44885.5" calcext:value-type="float">
            <text:p>44885.5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Ken Schafer and René Echevarria Teleplay by: René Echevarr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The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fun little Data episode</text:p>
          </table:table-cell>
          <table:table-cell office:value-type="string" calcext:value-type="string">
            <text:p>1991-06-03</text:p>
          </table:table-cell>
          <table:table-cell office:value-type="float" office:value="44932.3" calcext:value-type="float">
            <text:p>44932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Joe Menosky and Ronald D. Moor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6-17</text:p>
          </table:table-cell>
          <table:table-cell office:value-type="float" office:value="44995.3" calcext:value-type="float">
            <text:p>44995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orth watching, if you like Klingons</text:p>
          </table:table-cell>
          <table:table-cell office:value-type="string" calcext:value-type="string">
            <text:p>1991-09-23</text:p>
          </table:table-cell>
          <table:table-cell office:value-type="float" office:value="45021.3" calcext:value-type="float">
            <text:p>45021.3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m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09-30</text:p>
          </table:table-cell>
          <table:table-cell office:value-type="float" office:value="45047.2" calcext:value-type="float">
            <text:p>45047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Philip LaZebnik and Joe MenoskyTeleplay by: Joe Menosk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sign 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1-10-07</text:p>
          </table:table-cell>
          <table:table-cell office:value-type="float" office:value="45076.3" calcext:value-type="float">
            <text:p>45076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&amp; Michael PillerTeleplay by: Michael Pill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icon Avat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1-10-14</text:p>
          </table:table-cell>
          <table:table-cell office:value-type="float" office:value="45122.3" calcext:value-type="float">
            <text:p>45122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Lawrence V. ConleyTeleplay by: Jeri Taylo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1-10-21</text:p>
          </table:table-cell>
          <table:table-cell office:value-type="float" office:value="45156.1" calcext:value-type="float">
            <text:p>45156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 Jarvis &amp; Philip A. ScorzaTeleplay by: Ronald D. Moor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Ga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1-10-28</text:p>
          </table:table-cell>
          <table:table-cell office:value-type="float" office:value="45208.2" calcext:value-type="float">
            <text:p>45208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Story by: Susan Sackett &amp; Fred Bronson and Brannon BragaTeleplay by: Brannon Brag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04</text:p>
          </table:table-cell>
          <table:table-cell office:value-type="float" office:value="45233.1" calcext:value-type="float">
            <text:p>45233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Rick Berman and Michael PillerTeleplay by: Jeri Taylo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fication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1</text:p>
          </table:table-cell>
          <table:table-cell office:value-type="float" office:value="45245.8" calcext:value-type="float">
            <text:p>45245.8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ick Berman and Michael PillerTeleplay by: Michael Pill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atter of Time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1-11-18</text:p>
          </table:table-cell>
          <table:table-cell office:value-type="float" office:value="45349.1" calcext:value-type="float">
            <text:p>45349.1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ick Berma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Ground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01-06</text:p>
          </table:table-cell>
          <table:table-cell office:value-type="float" office:value="45376.3" calcext:value-type="float">
            <text:p>45376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Sara Charno and Stuart CharnoTeleplay by: Grant Rosenber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o Worsh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1-27</text:p>
          </table:table-cell>
          <table:table-cell office:value-type="float" office:value="45397.3" calcext:value-type="float">
            <text:p>45397.3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Hilary J. BaderTeleplay by: Joe Menos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2-02-03</text:p>
          </table:table-cell>
          <table:table-cell office:value-type="float" office:value="45429.3" calcext:value-type="float">
            <text:p>45429.3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Shari Goodhartz and T. Michael and Pamela GrayTeleplay by: Pamela Gray and Jeri Tayl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Masterpiece Societ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ugenics, nice commentary on the benefits of disability</text:p>
          </table:table-cell>
          <table:table-cell office:value-type="string" calcext:value-type="string">
            <text:p>1992-02-10</text:p>
          </table:table-cell>
          <table:table-cell office:value-type="float" office:value="45470.1" calcext:value-type="float">
            <text:p>45470.1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Kahn and Adam BelanoffTeleplay by: Adam Belanoff and Michael Pill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undr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2-17</text:p>
          </table:table-cell>
          <table:table-cell office:value-type="float" office:value="45494.2" calcext:value-type="float">
            <text:p>45494.2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Paul SchifferTeleplay by: Barry Schkolni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 Play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2-24</text:p>
          </table:table-cell>
          <table:table-cell office:value-type="float" office:value="45571.2" calcext:value-type="float">
            <text:p>45571.2</text:p>
          </table:table-cell>
          <table:table-cell office:value-type="string" calcext:value-type="string">
            <text:p>David Livingston</text:p>
          </table:table-cell>
          <table:table-cell office:value-type="string" calcext:value-type="string">
            <text:p>Story by: Paul Ruben and Maurice HurleyTeleplay by: René Balcer and Herbert Wright &amp; Brannon Bra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ic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medical ethics</text:p>
          </table:table-cell>
          <table:table-cell office:value-type="string" calcext:value-type="string">
            <text:p>1992-03-02</text:p>
          </table:table-cell>
          <table:table-cell office:value-type="float" office:value="45587.3" calcext:value-type="float">
            <text:p>45587.3</text:p>
          </table:table-cell>
          <table:table-cell office:value-type="string" calcext:value-type="string">
            <text:p>Chip Chalmers</text:p>
          </table:table-cell>
          <table:table-cell office:value-type="string" calcext:value-type="string">
            <text:p>Story by: Sara Charno &amp; Stuart CharnoTeleplay by: Ronald D. Moor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utc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stly an allegory for gay rights, touches on agender</text:p>
          </table:table-cell>
          <table:table-cell office:value-type="string" calcext:value-type="string">
            <text:p>1992-03-16</text:p>
          </table:table-cell>
          <table:table-cell office:value-type="float" office:value="45614.6" calcext:value-type="float">
            <text:p>45614.6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Jeri Taylo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and Ef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3-23</text:p>
          </table:table-cell>
          <table:table-cell office:value-type="float" office:value="45652.1" calcext:value-type="float">
            <text:p>45652.1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irst Du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worth watching, but not because it’s Star Trek (also gives spiritual preparation for Star Trek: Voyager, if desired)</text:p>
          </table:table-cell>
          <table:table-cell office:value-type="string" calcext:value-type="string">
            <text:p>1992-03-30</text:p>
          </table:table-cell>
          <table:table-cell office:value-type="float" office:value="45703.9" calcext:value-type="float">
            <text:p>45703.9</text:p>
          </table:table-cell>
          <table:table-cell office:value-type="string" calcext:value-type="string">
            <text:p>Paul Lynch</text:p>
          </table:table-cell>
          <table:table-cell office:value-type="string" calcext:value-type="string">
            <text:p>Ronald D. Moore &amp; Naren Shanka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t of Liv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ympathetic</text:p>
          </table:table-cell>
          <table:table-cell office:value-type="string" calcext:value-type="string">
            <text:p>1992-04-20</text:p>
          </table:table-cell>
          <table:table-cell office:value-type="float" office:value="45733.6" calcext:value-type="float">
            <text:p>45733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Peter Allan Fiel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Perfect Mate</text:p>
          </table:table-cell>
          <table:table-cell table:number-columns-repeated="4"/>
          <table:table-cell office:value-type="string" calcext:value-type="string">
            <text:p>1992-04-27</text:p>
          </table:table-cell>
          <table:table-cell office:value-type="float" office:value="45761.3" calcext:value-type="float">
            <text:p>457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ené Echevarria and Gary PerconteTeleplay by: Gary Perconte and Michael Pill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inary Fri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2-05-04</text:p>
          </table:table-cell>
          <table:table-cell office:value-type="float" office:value="45852.1" calcext:value-type="float">
            <text:p>45852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Jean Louise Matthias &amp; Ronald Wilkerson and Richard FliegelTeleplay by: Edithe Swensen and Brannon Brag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, Bo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5-11</text:p>
          </table:table-cell>
          <table:table-cell office:value-type="float" office:value="45854.2" calcext:value-type="float">
            <text:p>45854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Next P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5-18</text:p>
          </table:table-cell>
          <table:table-cell office:value-type="float" office:value="45892.4" calcext:value-type="float">
            <text:p>45892.4</text:p>
          </table:table-cell>
          <table:table-cell office:value-type="string" calcext:value-type="string">
            <text:p>David Cars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Inner Lig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as allegory and as sci-fi</text:p>
          </table:table-cell>
          <table:table-cell office:value-type="string" calcext:value-type="string">
            <text:p>1992-06-01</text:p>
          </table:table-cell>
          <table:table-cell office:value-type="float" office:value="45944.1" calcext:value-type="float">
            <text:p>45944.1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Morgan GendelTeleplay by: Morgan Gendel and Peter Allan Field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's Arrow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6-15</text:p>
          </table:table-cell>
          <table:table-cell office:value-type="float" office:value="45959.1" calcext:value-type="float">
            <text:p>4595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oe Menosky and Michael Pil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's Arrow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09-21</text:p>
          </table:table-cell>
          <table:table-cell office:value-type="float" office:value="46001.3" calcext:value-type="float">
            <text:p>46001.3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Story by: Joe MenoskyTeleplay by: Jeri Tay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m of Fe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09-28</text:p>
          </table:table-cell>
          <table:table-cell office:value-type="float" office:value="46041.1" calcext:value-type="float">
            <text:p>46041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 of the Peopl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2-10-05</text:p>
          </table:table-cell>
          <table:table-cell office:value-type="float" office:value="46071.6" calcext:value-type="float">
            <text:p>46071.6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0-12</text:p>
          </table:table-cell>
          <table:table-cell office:value-type="float" office:value="46125.3" calcext:value-type="float">
            <text:p>46125.3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isms</text:p>
          </table:table-cell>
          <table:table-cell table:number-columns-repeated="4"/>
          <table:table-cell office:value-type="string" calcext:value-type="string">
            <text:p>1992-10-19</text:p>
          </table:table-cell>
          <table:table-cell office:value-type="float" office:value="46154.2" calcext:value-type="float">
            <text:p>46154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Story by: Jean Louise Matthias &amp; Ronald WilkersonTeleplay by: Brannon Brag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True 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2-10-26</text:p>
          </table:table-cell>
          <table:table-cell office:value-type="float" office:value="46192.3" calcext:value-type="float">
            <text:p>46192.3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c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2</text:p>
          </table:table-cell>
          <table:table-cell office:value-type="float" office:value="46235.7" calcext:value-type="float">
            <text:p>46235.7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Story by: Ward Botsford &amp; Diana Dru Botsford and Michael PillerTeleplay by: Allison Ho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 Fistful of Data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2-11-09</text:p>
          </table:table-cell>
          <table:table-cell office:value-type="float" office:value="46271.5" calcext:value-type="float">
            <text:p>46271.5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Robert Hewitt WolfeTeleplay by: Robert Hewitt Wolfe and Brannon Brag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Quality of Li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2-11-16</text:p>
          </table:table-cell>
          <table:table-cell office:value-type="float" office:value="46315.2" calcext:value-type="float">
            <text:p>46315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14</text:p>
          </table:table-cell>
          <table:table-cell office:value-type="float" office:value="46357.4" calcext:value-type="float">
            <text:p>46357.4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Frank AbatemarcoTeleplay by: Ronald D. Moo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in of Command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rhymes with 1984</text:p>
          </table:table-cell>
          <table:table-cell office:value-type="string" calcext:value-type="string">
            <text:p>1992-12-21</text:p>
          </table:table-cell>
          <table:table-cell office:value-type="float" office:value="46360.8" calcext:value-type="float">
            <text:p>46360.8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Frank Abatemarc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p in a Bott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1-25</text:p>
          </table:table-cell>
          <table:table-cell office:value-type="float" office:value="46424.1" calcext:value-type="float">
            <text:p>46424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iel</text:p>
          </table:table-cell>
          <table:table-cell table:number-columns-repeated="4"/>
          <table:table-cell office:value-type="string" calcext:value-type="string">
            <text:p>1993-02-01</text:p>
          </table:table-cell>
          <table:table-cell office:value-type="float" office:value="46461.3" calcext:value-type="float">
            <text:p>46461.3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Jeri TaylorTeleplay by: Brannon Braga &amp; Ronald D. Moor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ce of the Enem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08</text:p>
          </table:table-cell>
          <table:table-cell office:value-type="float" office:value="46519.1" calcext:value-type="float">
            <text:p>46519.1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ené EchevarriaTeleplay by: Naren Shanka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2-22</text:p>
          </table:table-cell>
          <table:table-cell office:value-type="float" office:value="46578.4" calcext:value-type="float">
            <text:p>46578.4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rthrigh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3-01</text:p>
          </table:table-cell>
          <table:table-cell office:value-type="float" office:value="46579.2" calcext:value-type="float">
            <text:p>46579.2</text:p>
          </table:table-cell>
          <table:table-cell office:value-type="string" calcext:value-type="string">
            <text:p>Dan Curry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ship M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sically “Die Hard”</text:p>
          </table:table-cell>
          <table:table-cell office:value-type="string" calcext:value-type="string">
            <text:p>1993-03-29</text:p>
          </table:table-cell>
          <table:table-cell office:value-type="float" office:value="46682.4" calcext:value-type="float">
            <text:p>46682.4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Morgan Gende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ss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4-05</text:p>
          </table:table-cell>
          <table:table-cell office:value-type="float" office:value="46693.1" calcext:value-type="float">
            <text:p>46693.1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Ronald Wilkerson &amp; Jean Louise Matthia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Cha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4-26</text:p>
          </table:table-cell>
          <table:table-cell office:value-type="float" office:value="46731.5" calcext:value-type="float">
            <text:p>46731.5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Ronald D. Moore &amp; Joe MenoskyTeleplay by: Joe Menosk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 of M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orta Philip K. Dick, psychological horror</text:p>
          </table:table-cell>
          <table:table-cell office:value-type="string" calcext:value-type="string">
            <text:p>1993-05-03</text:p>
          </table:table-cell>
          <table:table-cell office:value-type="float" office:value="46778.1" calcext:value-type="float">
            <text:p>46778.1</text:p>
          </table:table-cell>
          <table:table-cell office:value-type="string" calcext:value-type="string">
            <text:p>James L. Conwa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icions</text:p>
          </table:table-cell>
          <table:table-cell table:number-columns-repeated="4"/>
          <table:table-cell office:value-type="string" calcext:value-type="string">
            <text:p>1993-05-10</text:p>
          </table:table-cell>
          <table:table-cell office:value-type="float" office:value="46830.1" calcext:value-type="float">
            <text:p>46830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Joe Menosky and Naren Shankar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htful He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5-17</text:p>
          </table:table-cell>
          <table:table-cell office:value-type="float" office:value="46852.2" calcext:value-type="float">
            <text:p>46852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James E. BrooksTeleplay by: Ronald D. Moo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cond Chanc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5-24</text:p>
          </table:table-cell>
          <table:table-cell office:value-type="float" office:value="46915.2" calcext:value-type="float">
            <text:p>46915.2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Story by: Michael A. MedlockTeleplay by: René Echevarr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ca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3-06-14</text:p>
          </table:table-cell>
          <table:table-cell office:value-type="float" office:value="46944.2" calcext:value-type="float">
            <text:p>46944.2</text:p>
          </table:table-cell>
          <table:table-cell office:value-type="string" calcext:value-type="string">
            <text:p>Adam Nimoy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cent,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6-21</text:p>
          </table:table-cell>
          <table:table-cell office:value-type="float" office:value="46982.1" calcext:value-type="float">
            <text:p>46982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Jeri TaylorTeleplay by: Ronald D. Moor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ent,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ssential Borg</text:p>
          </table:table-cell>
          <table:table-cell office:value-type="string" calcext:value-type="string">
            <text:p>1993-09-20</text:p>
          </table:table-cell>
          <table:table-cell office:value-type="float" office:value="47025.4" calcext:value-type="float">
            <text:p>47025.4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René Echevarri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aisons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09-2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Roger Eschbacher &amp; Jaq GreensponTeleplay by: Jeanne Carrigan-Fauci &amp; Lisa Rich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ory about loss, with nice sci-fi cyborg out-of-body experiences</text:p>
          </table:table-cell>
          <table:table-cell office:value-type="string" calcext:value-type="string">
            <text:p>1993-10-04</text:p>
          </table:table-cell>
          <table:table-cell office:value-type="float" office:value="47215.5" calcext:value-type="float">
            <text:p>47215.5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1</text:p>
          </table:table-cell>
          <table:table-cell office:value-type="float" office:value="47135.2" calcext:value-type="float">
            <text:p>47135.2</text:p>
          </table:table-cell>
          <table:table-cell office:value-type="string" calcext:value-type="string">
            <text:p>Peter Lauritson</text:p>
          </table:table-cell>
          <table:table-cell office:value-type="string" calcext:value-type="string">
            <text:p>Story by: Christopher Hatton and Naren ShankarTeleplay by: Naren Shankar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mbit, Part II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3-10-18</text:p>
          </table:table-cell>
          <table:table-cell office:value-type="float" office:value="47160.1" calcext:value-type="float">
            <text:p>47160.1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Naren ShankarTeleplay by: Ronald D. Moor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ntas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ntial Data</text:p>
          </table:table-cell>
          <table:table-cell office:value-type="string" calcext:value-type="string">
            <text:p>1993-10-25</text:p>
          </table:table-cell>
          <table:table-cell office:value-type="float" office:value="47225.7" calcext:value-type="float">
            <text:p>47225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ark Page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sad, kinda touching</text:p>
          </table:table-cell>
          <table:table-cell office:value-type="string" calcext:value-type="string">
            <text:p>1993-11-01</text:p>
          </table:table-cell>
          <table:table-cell office:value-type="float" office:value="47254.1" calcext:value-type="float">
            <text:p>47254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Hilary J. Bad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ice character development</text:p>
          </table:table-cell>
          <table:table-cell office:value-type="string" calcext:value-type="string">
            <text:p>1993-11-08</text:p>
          </table:table-cell>
          <table:table-cell office:value-type="float" office:value="47304.2" calcext:value-type="float">
            <text:p>47304.2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if you like commentary on climate change, Extinction Rebellion etc.</text:p>
          </table:table-cell>
          <table:table-cell office:value-type="string" calcext:value-type="string">
            <text:p>1993-11-15</text:p>
          </table:table-cell>
          <table:table-cell office:value-type="float" office:value="47310.2" calcext:value-type="float">
            <text:p>47310.2</text:p>
          </table:table-cell>
          <table:table-cell office:value-type="string" calcext:value-type="string">
            <text:p>Robert Lederman</text:p>
          </table:table-cell>
          <table:table-cell office:value-type="string" calcext:value-type="string">
            <text:p>Naren Shankar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3-11-22</text:p>
          </table:table-cell>
          <table:table-cell office:value-type="float" office:value="47410.2" calcext:value-type="float">
            <text:p>47410.2</text:p>
          </table:table-cell>
          <table:table-cell office:value-type="string" calcext:value-type="string">
            <text:p>Robert Scheerer</text:p>
          </table:table-cell>
          <table:table-cell office:value-type="string" calcext:value-type="string">
            <text:p>Story by: Dan KoeppelTeleplay by: Dan Koeppel and René Echevarri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llels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good Worf episode, good sci-fi on [spoilers] parallel universes</text:p>
          </table:table-cell>
          <table:table-cell office:value-type="string" calcext:value-type="string">
            <text:p>1993-11-29</text:p>
          </table:table-cell>
          <table:table-cell office:value-type="float" office:value="47391.2" calcext:value-type="float">
            <text:p>47391.2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ega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1-10</text:p>
          </table:table-cell>
          <table:table-cell office:value-type="float" office:value="47457.1" calcext:value-type="float">
            <text:p>47457.1</text:p>
          </table:table-cell>
          <table:table-cell office:value-type="string" calcext:value-type="string">
            <text:p>LeVar Burto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ward</text:p>
          </table:table-cell>
          <table:table-cell table:number-columns-repeated="4"/>
          <table:table-cell office:value-type="string" calcext:value-type="string">
            <text:p>1994-01-17</text:p>
          </table:table-cell>
          <table:table-cell office:value-type="float" office:value="47423.9" calcext:value-type="float">
            <text:p>47423.9</text:p>
          </table:table-cell>
          <table:table-cell office:value-type="string" calcext:value-type="string">
            <text:p>Alexander Singer</text:p>
          </table:table-cell>
          <table:table-cell office:value-type="string" calcext:value-type="string">
            <text:p>Story by: Spike SteingasserTeleplay by: Naren Shanka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 Ro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/>
          <table:table-cell office:value-type="string" calcext:value-type="string">
            <text:p>absurd Scottish ghost story</text:p>
          </table:table-cell>
          <table:table-cell office:value-type="string" calcext:value-type="string">
            <text:p>1994-01-3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nathan Frakes</text:p>
          </table:table-cell>
          <table:table-cell office:value-type="string" calcext:value-type="string">
            <text:p>Story by: Jeri TaylorTeleplay by: Brannon Brag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er De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1994-02-07</text:p>
          </table:table-cell>
          <table:table-cell office:value-type="float" office:value="47566.7" calcext:value-type="float">
            <text:p>47566.7</text:p>
          </table:table-cell>
          <table:table-cell office:value-type="string" calcext:value-type="string">
            <text:p>Gabrielle Beaumont</text:p>
          </table:table-cell>
          <table:table-cell office:value-type="string" calcext:value-type="string">
            <text:p>Story by: Ronald Wilkerson &amp; Jean Louise MatthiasTeleplay by: René Echevarri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ne Own Sel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994-02-14</text:p>
          </table:table-cell>
          <table:table-cell office:value-type="float" office:value="47611.2" calcext:value-type="float">
            <text:p>47611.2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Story by: Christopher HattonTeleplay by: Ronald D. Moor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h</text:p>
          </table:table-cell>
          <table:table-cell/>
          <table:table-cell office:value-type="string" calcext:value-type="string">
            <text:p>written during writers’ strike, but still someway decent acting, goofy as hell</text:p>
          </table:table-cell>
          <table:table-cell office:value-type="string" calcext:value-type="string">
            <text:p>1994-02-21</text:p>
          </table:table-cell>
          <table:table-cell office:value-type="string" calcext:value-type="string">
            <text:p>47615.2–47618.4</text:p>
          </table:table-cell>
          <table:table-cell office:value-type="string" calcext:value-type="string">
            <text:p>Robert Wiemer</text:p>
          </table:table-cell>
          <table:table-cell office:value-type="string" calcext:value-type="string">
            <text:p>Joe Menosk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ye of the Beholde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reepy</text:p>
          </table:table-cell>
          <table:table-cell office:value-type="string" calcext:value-type="string">
            <text:p>1994-02-28</text:p>
          </table:table-cell>
          <table:table-cell office:value-type="float" office:value="47622.1" calcext:value-type="float">
            <text:p>47622.1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René Echevarri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 bad it’s good?</text:p>
          </table:table-cell>
          <table:table-cell table:number-columns-repeated="2"/>
          <table:table-cell office:value-type="string" calcext:value-type="string">
            <text:p>1994-03-21</text:p>
          </table:table-cell>
          <table:table-cell office:value-type="float" office:value="47653.2" calcext:value-type="float">
            <text:p>47653.2</text:p>
          </table:table-cell>
          <table:table-cell office:value-type="string" calcext:value-type="string">
            <text:p>Gates McFadden</text:p>
          </table:table-cell>
          <table:table-cell office:value-type="string" calcext:value-type="string">
            <text:p>Brannon Brag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urney's End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1994-03-28</text:p>
          </table:table-cell>
          <table:table-cell office:value-type="float" office:value="47751.2" calcext:value-type="float">
            <text:p>47751.2</text:p>
          </table:table-cell>
          <table:table-cell office:value-type="string" calcext:value-type="string">
            <text:p>Corey Allen</text:p>
          </table:table-cell>
          <table:table-cell office:value-type="string" calcext:value-type="string">
            <text:p>Ronald D. Moor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born</text:p>
          </table:table-cell>
          <table:table-cell/>
          <table:table-cell office:value-type="string" calcext:value-type="string">
            <text:p>meh</text:p>
          </table:table-cell>
          <table:table-cell table:number-columns-repeated="2"/>
          <table:table-cell office:value-type="string" calcext:value-type="string">
            <text:p>1994-04-25</text:p>
          </table:table-cell>
          <table:table-cell office:value-type="float" office:value="47779.4" calcext:value-type="float">
            <text:p>47779.4</text:p>
          </table:table-cell>
          <table:table-cell office:value-type="string" calcext:value-type="string">
            <text:p>Jonathan West</text:p>
          </table:table-cell>
          <table:table-cell office:value-type="string" calcext:value-type="string">
            <text:p>Story by: Mark KalbfeldTeleplay by: René Echevarri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lines</text:p>
          </table:table-cell>
          <table:table-cell table:number-columns-repeated="4"/>
          <table:table-cell office:value-type="string" calcext:value-type="string">
            <text:p>1994-05-02</text:p>
          </table:table-cell>
          <table:table-cell office:value-type="float" office:value="47829.1" calcext:value-type="float">
            <text:p>47829.1</text:p>
          </table:table-cell>
          <table:table-cell office:value-type="string" calcext:value-type="string">
            <text:p>Les Landau</text:p>
          </table:table-cell>
          <table:table-cell office:value-type="string" calcext:value-type="string">
            <text:p>Nick Sagan[a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erg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worth watching, but not because it’s Star Trek</text:p>
          </table:table-cell>
          <table:table-cell office:value-type="string" calcext:value-type="string">
            <text:p>1994-05-09</text:p>
          </table:table-cell>
          <table:table-cell office:value-type="float" office:value="47869.2" calcext:value-type="float">
            <text:p>47869.2</text:p>
          </table:table-cell>
          <table:table-cell office:value-type="string" calcext:value-type="string">
            <text:p>Cliff Bole</text:p>
          </table:table-cell>
          <table:table-cell office:value-type="string" calcext:value-type="string">
            <text:p>Story by: Brannon BragaTeleplay by: Joe Menosky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emptive Strike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16</text:p>
          </table:table-cell>
          <table:table-cell office:value-type="float" office:value="47941.7" calcext:value-type="float">
            <text:p>47941.7</text:p>
          </table:table-cell>
          <table:table-cell office:value-type="string" calcext:value-type="string">
            <text:p>Patrick Stewart</text:p>
          </table:table-cell>
          <table:table-cell office:value-type="string" calcext:value-type="string">
            <text:p>Story by: Naren ShankarTeleplay by: René Echevarri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 Good Things… Part 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1994-05-23</text:p>
          </table:table-cell>
          <table:table-cell office:value-type="float" office:value="47988" calcext:value-type="float">
            <text:p>47988</text:p>
          </table:table-cell>
          <table:table-cell office:value-type="string" calcext:value-type="string">
            <text:p>Winrich Kolbe</text:p>
          </table:table-cell>
          <table:table-cell office:value-type="string" calcext:value-type="string">
            <text:p>Ronald D. Moore &amp; Brannon Bra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00:56:20.27857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9T00:57:21.208735240</dc:date>
    <meta:editing-duration>P4DT21H32M55S</meta:editing-duration>
    <meta:editing-cycles>56</meta:editing-cycles>
    <meta:generator>LibreOffice/6.0.7.3$Linux_X86_64 LibreOffice_project/00m0$Build-3</meta:generator>
    <meta:document-statistic meta:table-count="1" meta:cell-count="1845" meta:object-count="0"/>
  </office:meta>
</office:document-meta>
</file>